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0429A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anica ref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er LuP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eball h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ic Grape So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rge’s comm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t into pla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vice columnists Ann and Abby, e.g. (AL Centra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f I may digress…,” in tex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rint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ie’s Ar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__ one’s time: didn’t rus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rp-tasti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ing’s tenu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ered Asian temp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t’s sleeping are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“Bro!”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tch as a rid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mmit purju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narch’s self-referential plural pronoun (AL Central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op __ you dro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“The Giant” of wrestl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od for hog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“Ohio” quartet, initial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. Peter’s domai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“The Lion King” her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nese PC Giant whose name is partly derived from the Latin for “new”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rtz riv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addish pursuit, after a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efree antic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“The Fault in __ Stars”: 2014 fil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ide or greed, e.g. (NL Central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bt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atened (up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ekov bridgemate, in “Star Trek”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ICO specialties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ttle cut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rg. in which the start of five answers is a “central” player</text:p>
          </table:table-cell>
        </table:table-row>
      </table:table>
      <table:table table:name="20190429D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__’acte: intermiss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novice 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ouser mate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d brother, at tim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ny crawl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0s teen drama set in Californ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tabaga, e.g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yst-confirming word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teens in a pack (NL Centra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lian wine hu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pel seat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ing up to spe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“__ the season...”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shi bar dri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Ah, me!}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“Furthermore...”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ar promi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ve __: burger chai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ey with one flat: Abbr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th dexteri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“How dull”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joy fine foo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rnings of serious danger (NL Central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lls sci-fi ra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rforms in costume, as a Civil War battl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ypist’s meas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OA patr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itpick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sequence of an absence of pain, in an exercise mantr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xicali’s peninsul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“Rigoletto” compos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“To wrap up...”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ficienc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rat party gar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nte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kes haste, old-sty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ing voter: Abbr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ld should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ick swim</text:p>
          </table:table-cell>
        </table:table-row>
      </table:table>
      <table:table table:name="Sheet4" table:style-name="ta1">
        <table:table-column table:style-name="co2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number-columns-repeated="3"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number-columns-repeated="3"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2:25:48.527470435</meta:creation-date>
    <dc:date>2019-05-11T13:44:57.009021201</dc:date>
    <meta:editing-duration>PT10M5S</meta:editing-duration>
    <meta:editing-cycles>3</meta:editing-cycles>
    <meta:generator>LibreOffice/6.0.7.3$Linux_X86_64 LibreOffice_project/00m0$Build-3</meta:generator>
    <meta:document-statistic meta:table-count="4" meta:cell-count="346" meta:object-count="0"/>
  </office:meta>
</office:document-meta>
</file>